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9d7" officeooo:paragraph-rsid="001e59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 enero hace mucho frio y mucho nieva</text:p>
      <text:p text:style-name="P1">en negro have un paro sol</text:p>
      <text:p text:style-name="P1">en primavera hace mucho niento</text:p>
      <text:p text:style-name="P1">en agorto hacer mucho sol</text:p>
      <text:p text:style-name="P1">en aoctubre hace mucho vient y hay torenta</text:p>
      <text:p text:style-name="P1">En diciebre hacer mucho frio y hay un paro niebl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08:06:26.852687460</meta:creation-date>
    <dc:date>2021-10-06T08:09:11.933958991</dc:date>
    <meta:editing-duration>PT2M45S</meta:editing-duration>
    <meta:editing-cycles>1</meta:editing-cycles>
    <meta:document-statistic meta:table-count="0" meta:image-count="0" meta:object-count="0" meta:page-count="1" meta:paragraph-count="6" meta:word-count="42" meta:character-count="209" meta:non-whitespace-character-count="173"/>
    <meta:generator>LibreOffice/6.4.7.2$Linux_X86_64 LibreOffice_project/40$Build-2</meta:generator>
  </office:meta>
</office:document-meta>
</file>